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text-properties fo:language="en" fo:country="US" officeooo:paragraph-rsid="0045044b"/>
    </style:style>
    <style:style style:name="P43" style:family="paragraph" style:parent-style-name="Standard" style:list-style-name="L8"/>
    <style:style style:name="P44" style:family="paragraph" style:parent-style-name="Standard" style:list-style-name="L8">
      <style:text-properties fo:language="en" fo:country="US"/>
    </style:style>
    <style:style style:name="P45"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text-properties fo:language="en" fo:country="US"/>
    </style:style>
    <style:style style:name="P47"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5044b"/>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467e7d"/>
    </style:style>
    <style:style style:name="T24"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6"><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2"><text:span text:style-name="T18">You can get the latest VEGA build</text:span> <text:a xlink:type="simple" xlink:href="https://github.com/spielwitz/vega/tree/master/release" text:style-name="Internet_20_link" text:visited-style-name="Visited_20_Internet_20_Link"><text:span text:style-name="T1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5"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23">T</text:span>he VEGA Server stores its user and game data in subdirectories of the "<text:span text:style-name="T2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24">s</text:span>erver <text:span text:style-name="T24">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4">host</text:span>. He is always the first player in the player list. Only the game <text:span text:style-name="T24">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6">And this is what VEGA looked like in its childhood days:</text:p>
      <text:p text:style-name="P47"><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7"><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6">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6">Have fun playing!</text:p>
      <text:p text:style-name="P46">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18:54:17.802214278</dc:date>
    <meta:editing-duration>P18DT4H26M22S</meta:editing-duration>
    <meta:editing-cycles>1671</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2" meta:paragraph-count="402" meta:word-count="7873" meta:character-count="45689" meta:non-whitespace-character-count="37322"/>
  </office:meta>
</office:document-meta>
</file>